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1.9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m-202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imensions</text:p>
          </table:table-cell>
        </table:table-row>
        <table:table-row table:style-name="ro1">
          <table:table-cell/>
          <table:table-cell office:value-type="string" calcext:value-type="string">
            <text:p>keyword</text:p>
          </table:table-cell>
          <table:table-cell office:value-type="string" calcext:value-type="string">
            <text:p>institut teknologi bandung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total docs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Top 10 based on field of research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ield of research</text:p>
          </table:table-cell>
          <table:table-cell office:value-type="string" calcext:value-type="string">
            <text:p>sum of 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ineering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ysical science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mical science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 physical science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omic, molecular, nuclea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densed matter physic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ical chemistry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ormation and computin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al and health scienc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logical sciences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0 based on sdg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sum of 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povert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 hun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health and well be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lity educati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 equalit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ean water and sanit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ordable and clean energy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cent work and economic growth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dustry, innovation and infrastructur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uced inequaliti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ustainable cities and communities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sponsible consumption and produc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e act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fe below wat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fe on la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ace, justice, and strong institution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nerships for the goals</text:p>
          </table:table-cell>
          <table:table-cell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m-2019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imensions</text:p>
          </table:table-cell>
        </table:table-row>
        <table:table-row table:style-name="ro1">
          <table:table-cell/>
          <table:table-cell office:value-type="string" calcext:value-type="string">
            <text:p>keyword</text:p>
          </table:table-cell>
          <table:table-cell office:value-type="string" calcext:value-type="string">
            <text:p>institut teknologi bandung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total docs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Top 10 based on field of research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ield of research</text:p>
          </table:table-cell>
          <table:table-cell office:value-type="string" calcext:value-type="string">
            <text:p>sum of 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ineering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ysical sciences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mical scienc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 physical science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omic, molecular, nuclear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densed matter physic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ical chemistr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ormation and computing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al and health scienc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logical scienc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tificial intelligence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arth science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erial engineering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0 based on sdg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sum of 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povert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 hung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health and well bei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lity educati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 equalit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ean water and sanit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ordable and clean energy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cent work and economic growth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dustry, innovation and infrastructu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uced inequaliti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ustainable cities and communities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sponsible consumption and product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e actio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fe below wat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fe on la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ace, justice, and strong institutio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nerships for the goals</text:p>
          </table:table-cell>
          <table:table-cell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m-2018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imensions</text:p>
          </table:table-cell>
        </table:table-row>
        <table:table-row table:style-name="ro1">
          <table:table-cell/>
          <table:table-cell office:value-type="string" calcext:value-type="string">
            <text:p>keyword</text:p>
          </table:table-cell>
          <table:table-cell office:value-type="string" calcext:value-type="string">
            <text:p>institut teknologi bandung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total docs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Top 10 based on field of research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ield of research</text:p>
          </table:table-cell>
          <table:table-cell office:value-type="string" calcext:value-type="string">
            <text:p>sum of 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ineeri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ysical science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mical science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 physical science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omic, molecular, nuclear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densed matter physic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ical chemistr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ormation and computing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al and health scienc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logical scienc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tificial intelligence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arth scienc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erial engineering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0 based on sdg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sum of 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povert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 hung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health and well be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lity educa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 equalit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ean water and sanit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ordable and clean energy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cent work and economic growth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dustry, innovation and infrastructu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uced inequaliti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ustainable cities and communities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sponsible consumption and produc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e actio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fe below wat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fe on la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ace, justice, and strong institution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nerships for the goals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4T04:12:41.699332428</meta:creation-date>
    <dc:date>2020-08-14T05:02:18.277664042</dc:date>
    <meta:editing-duration>PT17M48S</meta:editing-duration>
    <meta:editing-cycles>7</meta:editing-cycles>
    <meta:generator>LibreOffice/6.4.5.2$MacOSX_X86_64 LibreOffice_project/a726b36747cf2001e06b58ad5db1aa3a9a1872d6</meta:generator>
    <meta:document-statistic meta:table-count="3" meta:cell-count="282" meta:object-count="0"/>
  </office:meta>
</office:document-meta>
</file>